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dc179" officeooo:paragraph-rsid="001dc179"/>
    </style:style>
    <style:style style:name="P2" style:family="paragraph" style:parent-style-name="Standard">
      <style:text-properties officeooo:rsid="001ecf74" officeooo:paragraph-rsid="001ecf74"/>
    </style:style>
    <style:style style:name="P3" style:family="paragraph" style:parent-style-name="Standard" style:list-style-name="L1">
      <style:text-properties officeooo:rsid="001ecf74" officeooo:paragraph-rsid="001ecf74"/>
    </style:style>
    <style:style style:name="P4" style:family="paragraph" style:parent-style-name="Standard">
      <style:text-properties style:text-underline-style="none" officeooo:rsid="001ecf74" officeooo:paragraph-rsid="001ecf74"/>
    </style:style>
    <style:style style:name="P5" style:family="paragraph" style:parent-style-name="Standard">
      <style:text-properties style:text-underline-style="none" officeooo:rsid="001fdf12" officeooo:paragraph-rsid="001fdf12"/>
    </style:style>
    <style:style style:name="P6" style:family="paragraph" style:parent-style-name="Standard">
      <style:text-properties fo:color="#000000" style:text-underline-style="none" officeooo:rsid="001fdf12" officeooo:paragraph-rsid="001fdf12"/>
    </style:style>
    <style:style style:name="P7" style:family="paragraph" style:parent-style-name="Standard">
      <style:text-properties fo:color="#000000" officeooo:paragraph-rsid="001fdf12"/>
    </style:style>
    <style:style style:name="P8" style:family="paragraph" style:parent-style-name="Standard">
      <style:text-properties fo:color="#000000" officeooo:rsid="001fe1f4" officeooo:paragraph-rsid="001fe1f4"/>
    </style:style>
    <style:style style:name="P9" style:family="paragraph" style:parent-style-name="Standard">
      <style:text-properties fo:color="#000000" officeooo:paragraph-rsid="001fe1f4"/>
    </style:style>
    <style:style style:name="P10" style:family="paragraph" style:parent-style-name="Standard">
      <style:text-properties officeooo:paragraph-rsid="001fe1f4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000000" style:text-underline-style="none" fo:font-weight="normal" officeooo:rsid="001fe1f4" style:font-weight-asian="normal" style:font-weight-complex="normal"/>
    </style:style>
    <style:style style:name="T4" style:family="text">
      <style:text-properties fo:color="#000000" style:text-underline-style="none" fo:font-weight="normal" officeooo:rsid="00209bad" style:font-weight-asian="normal" style:font-weight-complex="normal"/>
    </style:style>
    <style:style style:name="T5" style:family="text">
      <style:text-properties fo:color="#a52a2a"/>
    </style:style>
    <style:style style:name="T6" style:family="text">
      <style:text-properties fo:color="#a52a2a" style:text-underline-style="none" officeooo:rsid="001fdf12"/>
    </style:style>
    <style:style style:name="T7" style:family="text">
      <style:text-properties fo:color="#a52a2a" style:text-underline-style="none" officeooo:rsid="001fe1f4"/>
    </style:style>
    <style:style style:name="T8" style:family="text">
      <style:text-properties style:text-underline-style="none"/>
    </style:style>
    <style:style style:name="T9" style:family="text">
      <style:text-properties style:text-underline-style="none" officeooo:rsid="001fdf12"/>
    </style:style>
    <style:style style:name="T10" style:family="text">
      <style:text-properties style:text-underline-style="none" fo:font-weight="bold" style:font-weight-asian="bold" style:font-weight-complex="bold"/>
    </style:style>
    <style:style style:name="T11" style:family="text">
      <style:text-properties style:text-underline-style="none" fo:font-weight="normal" style:font-weight-asian="normal" style:font-weight-complex="normal"/>
    </style:style>
    <style:style style:name="T12" style:family="text">
      <style:text-properties style:text-underline-style="none" fo:font-weight="normal" officeooo:rsid="00209bad" style:font-weight-asian="normal" style:font-weight-complex="normal"/>
    </style:style>
    <style:style style:name="T13" style:family="text">
      <style:text-properties fo:color="#0000cd" style:text-underline-style="none" fo:font-weight="normal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as cookies son datos almacenados en archivos de texto que se guardan en tu navegador.</text:p>
      <text:p text:style-name="P1"/>
      <text:p text:style-name="P2">Cuando sales de una pagina, el servidor olvida todo lo relacionado con el usuario, las cookies se inventaron para evitar este problema, con esto:</text:p>
      <text:p text:style-name="P2"/>
      <text:list xml:id="list2180638208" text:style-name="L1">
        <text:list-item>
          <text:p text:style-name="P3">Cuando un usuario entre a una pagina web, se guarde su nombre de usuario</text:p>
        </text:list-item>
        <text:list-item>
          <text:p text:style-name="P3">El servidor recuerda el nombre de usuario</text:p>
        </text:list-item>
      </text:list>
      <text:p text:style-name="P2"/>
      <text:p text:style-name="P2"/>
      <text:p text:style-name="P4">Las cookies se guardan en el siguiente formato: <text:span text:style-name="T2">clave=valor</text:span>. Cuando un navegador solicita una página web a un servidor, las cookies pertenecientes a la página se añaden a la solicitud. De este modo, el servidor obtiene los datos necesarios para "recordar" información sobre los usuarios.</text:p>
      <text:p text:style-name="P4"/>
      <text:p text:style-name="P5">Javascript es capaz de crear, leer, editar y borrar cookies.</text:p>
      <text:p text:style-name="P5"/>
      <text:p text:style-name="P5">Para <text:span text:style-name="T2">crear una cookie</text:span> en javascript, se puede crear de la siguiente manera:</text:p>
      <text:p text:style-name="P5"/>
      <text:p text:style-name="P6">document.cookie = <text:span text:style-name="T5">"usuario=Juan Pedro"</text:span>; </text:p>
      <text:p text:style-name="P6"/>
      <text:p text:style-name="P6">Tambien puedes añadir una fecha de caducidad, en formato UTC. Por defecto, la cookie se borra al cerrar el navegador:</text:p>
      <text:p text:style-name="P6"/>
      <text:p text:style-name="P7"><text:span text:style-name="T9">document.cookie = </text:span><text:span text:style-name="T6">"usua</text:span><text:span text:style-name="T7">ri</text:span><text:span text:style-name="T6">o=Juan Pedro; <text:s/>expires=</text:span><text:span text:style-name="T5">Thu, 18 Dec 2013 12:00:00 UTC</text:span><text:span text:style-name="T6">"</text:span><text:span text:style-name="T9">;</text:span></text:p>
      <text:p text:style-name="P7"><text:span text:style-name="T9"/></text:p>
      <text:p text:style-name="P8"><text:span text:style-name="T9">C</text:span><text:span text:style-name="T8">on un parametro “path”, puedes decirle al navegador donde se localizará esta cookie. Por defecto, la cookie pertenece a la pagina actual:</text:span></text:p>
      <text:p text:style-name="P8"><text:span text:style-name="T8"/></text:p>
      <text:p text:style-name="P9"><text:span text:style-name="T9">document.cookie = </text:span><text:span text:style-name="T6">"usua</text:span><text:span text:style-name="T7">ri</text:span><text:span text:style-name="T6">o=Juan Pedro; <text:s/>expires=</text:span><text:span text:style-name="T7">Thu, 18 Dec 2013 12:00:00 UTC; <text:s/></text:span><text:span text:style-name="T6">path=/"</text:span><text:span text:style-name="T9">;</text:span></text:p>
      <text:p text:style-name="P9"><text:span text:style-name="T9"/></text:p>
      <text:p text:style-name="P8"><text:span text:style-name="T9">P</text:span><text:span text:style-name="T8">ara </text:span><text:span text:style-name="T10">leer una cookie</text:span><text:span text:style-name="T11"> en javascript, se puede hacer de la siguiente manera:</text:span></text:p>
      <text:p text:style-name="P8"><text:span text:style-name="T11"/></text:p>
      <text:p text:style-name="P8"><text:span text:style-name="T13">let</text:span><text:span text:style-name="T11"> x = document.cookie; </text:span></text:p>
      <text:p text:style-name="P8"><text:span text:style-name="T11"/></text:p>
      <text:p text:style-name="P10"><text:span text:style-name="T3">document.cookie devuelve un string con todas las cookies; </text:span><text:span text:style-name="T4">e.j: </text:span><text:span text:style-name="T12">cookie1=value; cookie2=value; cookie3=value;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03T11:53:52.811259722</meta:creation-date>
    <dc:date>2021-11-03T12:47:44.306118994</dc:date>
    <meta:editing-duration>PT1M20S</meta:editing-duration>
    <meta:editing-cycles>1</meta:editing-cycles>
    <meta:document-statistic meta:table-count="0" meta:image-count="0" meta:object-count="0" meta:page-count="1" meta:paragraph-count="15" meta:word-count="226" meta:character-count="1436" meta:non-whitespace-character-count="1222"/>
    <meta:generator>LibreOffice/6.4.7.2$Linux_X86_64 LibreOffice_project/40$Build-2</meta:generator>
  </office:meta>
</office:document-meta>
</file>